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15.593cm"/>
    </style:style>
    <style:style style:name="Tabla3.C" style:family="table-column">
      <style:table-column-properties style:column-width="1.603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Table_20_Contents">
      <style:text-properties officeooo:rsid="007da833" officeooo:paragraph-rsid="007da833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b083d3" officeooo:paragraph-rsid="00b083d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b083d3" officeooo:paragraph-rsid="00b083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P4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normal" officeooo:rsid="00aec09a" officeooo:paragraph-rsid="00aec09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4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4pt" style:font-size-asian="14pt" style:font-size-complex="14pt"/>
    </style:style>
    <style:style style:name="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5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5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fc6fa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b083d3" style:font-size-asian="6pt" style:font-name-complex="Lucida Sans" style:font-size-complex="6pt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style:font-size-asian="8pt" style:font-name-complex="Lucida Sans" style:font-size-complex="8pt"/>
    </style:style>
    <style:style style:name="T9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1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19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20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officeooo:rsid="00938bb9" style:font-size-asian="9pt" style:font-size-complex="9pt"/>
    </style:style>
    <style:style style:name="T35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fo:letter-spacing="-0.007cm" fo:font-style="normal" officeooo:rsid="0010c812" style:font-style-asian="normal" style:font-style-complex="normal"/>
    </style:style>
    <style:style style:name="T38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9" style:family="text">
      <style:text-properties fo:letter-spacing="-0.007cm" fo:font-style="italic" style:font-style-asian="italic" style:font-style-complex="italic"/>
    </style:style>
    <style:style style:name="T40" style:family="text">
      <style:text-properties fo:letter-spacing="-0.007cm" fo:font-style="normal" officeooo:rsid="000f4c70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style:text-position="-5% 100%" fo:font-size="6pt" fo:letter-spacing="0.004cm" fo:font-style="normal" style:text-underline-style="none" fo:font-weight="normal" officeooo:rsid="00938bb9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000000" style:text-position="-5% 100%" fo:font-size="6pt" fo:letter-spacing="0.004cm" fo:font-style="normal" style:text-underline-style="none" fo:font-weight="normal" officeooo:rsid="00a4f367" style:font-size-asian="6pt" style:font-style-asian="normal" style:font-weight-asian="normal" style:font-size-complex="6pt" style:font-style-complex="normal" style:font-weight-complex="normal"/>
    </style:style>
    <style:style style:name="T61" style:family="text">
      <style:text-properties fo:color="#000000" style:text-position="-5% 100%" fo:font-size="6pt" fo:letter-spacing="0.004cm" fo:font-style="normal" style:text-underline-style="none" fo:font-weight="normal" officeooo:rsid="00a181ba" style:font-size-asian="5.25pt" style:font-style-asian="normal" style:font-weight-asian="normal" style:font-size-complex="6pt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4a1d82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officeooo:rsid="00a4f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8"/>
          </table:table-cell>
          <table:table-cell table:style-name="Tabla3.A1" office:value-type="string">
            <text:p text:style-name="P58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61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59"><text:span text:style-name="T61"><text:text-input text:description="&lt;if test=&quot;o.internal&quot;&gt;">ifint</text:text-input></text:span><text:span text:style-name="T74"><text:text-input text:description="&lt;line.product_id.description_picking&gt;">prod interno</text:text-input></text:span><text:span text:style-name="T59"><text:text-input text:description="&lt;/if&gt;">&lt;/if&gt;</text:text-input></text:span><text:span text:style-name="T60"><text:text-input text:description="&lt;if test=&quot;not o.internal&quot;&gt;">ifNint</text:text-input></text:span><text:span text:style-name="T74"><text:text-input text:description="&lt;line.product_id.display_name&gt;">prod normal</text:text-input></text:span><text:span text:style-name="T59"><text:text-input text:description="&lt;/if&gt;">&lt;/if&gt;</text:text-input></text:span> <text:span text:style-name="T73"><text:text-input text:description="&lt;if test=&quot;line.lot_id.name&quot;&gt;">if</text:text-input></text:span>-<text:span text:style-name="T72"> </text:span><text:span text:style-name="T65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66"><text:text-input text:description="&lt;/if&gt;">/if</text:text-input></text:span></text:p>
          </table:table-cell>
          <table:table-cell table:style-name="Tabla3.A2" office:value-type="string">
            <text:p text:style-name="P61"><text:text-input text:description="&lt;formatLang(line.product_weight*line.qty_done)&gt;">25,45</text:text-input></text:p>
          </table:table-cell>
        </table:table-row>
        <table:table-row table:style-name="Tabla3.3">
          <table:table-cell table:style-name="Tabla3.A1" office:value-type="string">
            <text:p text:style-name="P60"/>
          </table:table-cell>
          <table:table-cell table:style-name="Tabla3.A1" office:value-type="string">
            <text:p text:style-name="P60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15.593cm"/>
    </style:style>
    <style:style style:name="Tabla2.C" style:family="table-column">
      <style:table-column-properties style:column-width="1.603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normal" officeooo:rsid="00aec09a" officeooo:paragraph-rsid="00aec09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M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M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b083d3" officeooo:paragraph-rsid="00b083d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b083d3" officeooo:paragraph-rsid="00b083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0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7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8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MT20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MT22" style:family="text">
      <style:text-properties fo:color="#221f1f" style:font-name="Lucida Sans" fo:font-size="8pt" style:font-size-asian="8pt" style:font-name-complex="Lucida Sans" style:font-size-complex="8pt"/>
    </style:style>
    <style:style style:name="MT23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24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MT28" style:family="text">
      <style:text-properties fo:color="#221f1f" style:text-position="-5% 100%" fo:font-size="9pt" officeooo:rsid="00938bb9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style:font-size-asian="9pt" style:font-name-complex="Lucida Sans" style:font-size-complex="9pt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officeooo:rsid="004a1d82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><text:span text:style-name="MT1">Fecha</text:span><text:span text:style-name="MT2">: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MP18"><text:span text:style-name="MT9">Movimiento:</text:span><text:span text:style-name="MT10"> </text:span><text:span text:style-name="MT10"><text:text-input text:description="&lt;o.name&gt;">Movimiento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1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  <text:p text:style-name="MP22"/>
              <text:p text:style-name="MP23"><text:text-input text:description="&lt;o.vouchers&gt;">nro Remito</text:text-input></text:p>
              <text:p text:style-name="MP24"/>
              <text:p text:style-name="MP2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6"><text:text-input text:description="&lt;if test=&quot;o.internal&quot;&gt;">ifint</text:text-input></text:p>
              <text:p text:style-name="MP27"><text:span text:style-name="MT15">Enviar a </text:span><text:span text:style-name="MT16">Terceros</text:span><text:span text:style-name="MT15">: </text:span><text:span text:style-name="MT17"><text:text-input text:description="&lt;o.location_dest_id.get_warehouse().name&gt;">nombre tercero</text:text-input></text:span></text:p>
              <text:p text:style-name="MP27"><text:span text:style-name="MT18">D</text:span><text:span text:style-name="MT17">ir</text:span><text:span text:style-name="MT19">eccion</text:span><text:span text:style-name="MT17">: </text:span><text:span text:style-name="MT20"><text:placeholder text:placeholder-type="text">&lt;partner_address(o.location_dest_id.get_warehouse().partner_id)&gt;</text:placeholder></text:span></text:p>
              <text:p text:style-name="MP28"><text:text-input text:description="&lt;/if&gt;">&lt;/if&gt;</text:text-input></text:p>
              <text:p text:style-name="MP29"/>
              <text:p text:style-name="MP30"><text:text-input text:description="&lt;if test=&quot;not o.internal&quot;&gt;">ifNint</text:text-input></text:p>
              <text:p text:style-name="MP31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32"><text:span text:style-name="MT25">Dirección</text:span><text:span text:style-name="MT26">:</text:span><text:span text:style-name="MT27"> </text:span><text:span text:style-name="MT28"><text:placeholder text:placeholder-type="text">&lt;partner_address(o.partner_id)&gt;</text:placeholder></text:span></text:p>
              <text:p text:style-name="MP28"><text:text-input text:description="&lt;/if&gt;">&lt;/if&gt;</text:text-input></text:p>
              <text:p text:style-name="MP33"/>
            </table:table-cell>
            <table:table-cell table:style-name="Tabla7.A1" table:number-rows-spanned="2" office:value-type="string">
              <text:p text:style-name="MP34"/>
              <text:p text:style-name="MP35"/>
            </table:table-cell>
          </table:table-row>
          <table:table-row table:style-name="Tabla7.2">
            <table:table-cell table:style-name="Tabla7.A1" office:value-type="string">
              <text:p text:style-name="MP36"><text:span text:style-name="MT29">Cond IVA</text:span><text:span text:style-name="MT30">:</text:span><text:span text:style-name="MT31"> </text:span><text:span text:style-name="MT32"><text:placeholder text:placeholder-type="text">&lt;o.partner_id.commercial_partner_id.afip_responsability_type_id.name&gt;</text:placeholder></text:span></text:p>
              <text:p text:style-name="MP37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8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8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9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40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 kgs.</text:span></text:p>
              <text:p text:style-name="MP40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41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42"><text:span text:style-name="MT54"><text:text-input text:description="&lt;if test=&quot;print_commercial&quot;&gt;">IF2</text:text-input></text:span><text:span text:style-name="MT55">Comercial</text:span><text:span text:style-name="MT49">:</text:span><text:span text:style-name="MT50"> </text:span><text:span text:style-name="MT56"><text:text-input text:description="&lt;/if&gt;">&lt;/if&gt;</text:text-input></text:span></text:p>
              <text:p text:style-name="MP43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4">Cant</text:p>
            </table:table-cell>
            <table:table-cell table:style-name="Tabla2.A1" office:value-type="string">
              <text:p text:style-name="MP45">Descripción / Lo<text:span text:style-name="MT60">t</text:span>e</text:p>
            </table:table-cell>
            <table:table-cell table:style-name="Tabla2.C1" office:value-type="string">
              <text:p text:style-name="MP46">Kg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8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50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51"><text:span text:style-name="MT61">Recibí Conforme</text:span>:</text:p>
              <text:p text:style-name="MP52"><text:span text:style-name="MT61">Fecha</text:span>: <text:s/><text:span text:style-name="MT63"><text:s text:c="5"/>/ <text:s text:c="5"/>/ <text:s text:c="5"/></text:span></text:p>
              <text:p text:style-name="MP52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53"><text:s text:c="30"/></text:p>
              <text:p text:style-name="MP54">DNI</text:p>
            </table:table-cell>
            <table:table-cell table:style-name="Tabla6.B3" office:value-type="string">
              <text:p text:style-name="MP53"><text:s text:c="32"/></text:p>
              <text:p text:style-name="MP54">FIRMA</text:p>
            </table:table-cell>
            <table:table-cell table:style-name="Tabla6.B3" office:value-type="string">
              <text:p text:style-name="MP55"><text:s text:c="32"/></text:p>
              <text:p text:style-name="MP53"><text:s text:c="32"/></text:p>
              <text:p text:style-name="MP56">ACLARACIÓN</text:p>
            </table:table-cell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3-17T16:50:43.543236500</dc:date>
    <meta:editing-duration>P2DT23H16M5S</meta:editing-duration>
    <meta:editing-cycles>418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34" meta:character-count="1537" meta:non-whitespace-character-count="1304"/>
  </office:meta>
</office:document-meta>
</file>